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" style:family="graphic" style:parent-style-name="standard">
      <style:graphic-properties draw:stroke="dash" draw:stroke-dash="Fine_20_Dashed_20__28_var_29_" svg:stroke-width="0.1cm" svg:stroke-color="#00008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" style:family="graphic" style:parent-style-name="objectwithoutfill">
      <style:graphic-properties svg:stroke-width="0.1cm" svg:stroke-color="#00008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80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_20__28_var_29_" svg:stroke-width="0.1cm" svg:stroke-color="#0080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6" style:family="graphic" style:parent-style-name="objectwithoutfill">
      <style:graphic-properties svg:stroke-width="0.1cm" draw:marker-start-width="0.35cm" draw:marker-end="Arrow" draw:marker-end-width="0.4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dc2300" draw:marker-start-width="0.35cm" draw:marker-end="Arrow" draw:marker-end-width="0.4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654cm"/>
    </style:style>
    <style:style style:name="gr10" style:family="graphic" style:parent-style-name="standard">
      <style:graphic-properties draw:stroke="none" svg:stroke-color="#000000" draw:fill="none" draw:fill-color="#ffffff" fo:min-height="0.764cm"/>
    </style:style>
    <style:style style:name="gr11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3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d18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2cm" svg:height="36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7.4cm" svg:height="21.72cm" svg:x="1.3cm" svg:y="7.63cm">
            <text:p/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line" svg:x1="9.958cm" svg:y1="26.519cm" svg:x2="11.3cm" svg:y2="26.5cm" draw:start-shape="id1" draw:start-glue-point="7" draw:end-shape="id2" draw:end-glue-point="5" svg:d="m9958 26519 1342-19">
            <text:p/>
          </draw:connector>
          <draw:connector draw:style-name="gr3" draw:text-style-name="P1" draw:layer="layout" draw:type="line" svg:x1="14.65cm" svg:y1="25cm" svg:x2="14.6cm" svg:y2="23.8cm" draw:start-shape="id2" draw:start-glue-point="4" draw:end-shape="id3" draw:end-glue-point="8" svg:d="m14650 25000-50-1200">
            <text:p/>
          </draw:connector>
          <draw:connector draw:style-name="gr3" draw:text-style-name="P1" draw:layer="layout" draw:type="line" svg:x1="6.6cm" svg:y1="23.9cm" svg:x2="6.608cm" svg:y2="25.019cm" draw:start-shape="id4" draw:start-glue-point="8" draw:end-shape="id1" draw:end-glue-point="4" svg:d="m6600 23900 8 1119">
            <text:p/>
          </draw:connector>
          <draw:connector draw:style-name="gr3" draw:text-style-name="P1" draw:layer="layout" draw:type="line" svg:x1="6.55cm" svg:y1="11cm" svg:x2="6.599cm" svg:y2="12.466cm" draw:start-shape="id5" draw:start-glue-point="6" draw:end-shape="id6" draw:end-glue-point="4" svg:d="m6550 11000 49 1466">
            <text:p/>
          </draw:connector>
          <draw:connector draw:style-name="gr3" draw:text-style-name="P1" draw:layer="layout" svg:x1="14.6cm" svg:y1="21cm" svg:x2="10.199cm" svg:y2="16.066cm" draw:start-shape="id3" draw:start-glue-point="5" draw:end-shape="id6" draw:end-glue-point="7" svg:d="m14600 21000v-4934h-4401">
            <text:p/>
          </draw:connector>
          <draw:connector draw:style-name="gr4" draw:text-style-name="P1" draw:layer="layout" draw:type="line" svg:x1="27.55cm" svg:y1="22.1cm" svg:x2="27.55cm" svg:y2="23.1cm" draw:start-shape="id7" draw:start-glue-point="6" draw:end-shape="id8" svg:d="m27550 22100v1000">
            <text:p/>
          </draw:connector>
          <draw:connector draw:style-name="gr4" draw:text-style-name="P1" draw:layer="layout" draw:type="line" svg:x1="27.5cm" svg:y1="17.9cm" svg:x2="27.55cm" svg:y2="19.1cm" draw:start-shape="id9" draw:start-glue-point="8" draw:end-shape="id7" draw:end-glue-point="4" svg:d="m27500 17900 50 1200">
            <text:p/>
          </draw:connector>
          <draw:connector draw:style-name="gr4" draw:text-style-name="P1" draw:layer="layout" draw:type="line" svg:x1="35.35cm" svg:y1="12cm" svg:x2="35.4cm" svg:y2="12.9cm" draw:start-shape="id10" draw:start-glue-point="6" draw:end-shape="id11" draw:end-glue-point="4" svg:d="m35350 12000 50 900">
            <text:p/>
          </draw:connector>
          <draw:connector draw:style-name="gr4" draw:text-style-name="P1" draw:layer="layout" svg:x1="27.55cm" svg:y1="26.1cm" svg:x2="35.4cm" svg:y2="20.1cm" draw:start-shape="id8" draw:start-glue-point="6" draw:end-shape="id11" svg:d="m27550 26100v502h7850v-6502">
            <text:p/>
          </draw:connector>
          <draw:custom-shape draw:style-name="gr5" draw:text-style-name="P1" draw:layer="layout" svg:width="17.9cm" svg:height="21.7cm" svg:x="22.8cm" svg:y="7.65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line-skew="0.449cm" svg:x1="20.5cm" svg:y1="3.3cm" svg:x2="6.55cm" svg:y2="8cm" draw:start-shape="id12" draw:start-glue-point="6" draw:end-shape="id5" svg:d="m20500 3300v2800h-13950v1900">
            <text:p/>
          </draw:connector>
          <draw:connector draw:style-name="gr6" draw:text-style-name="P1" draw:layer="layout" draw:line-skew="-0.051cm" svg:x1="20.5cm" svg:y1="3.3cm" svg:x2="35.35cm" svg:y2="9cm" draw:start-shape="id12" draw:start-glue-point="6" draw:end-shape="id10" draw:end-glue-point="4" svg:d="m20500 3300v2800h14850v2900">
            <text:p/>
          </draw:connector>
          <draw:connector draw:style-name="gr7" draw:text-style-name="P1" draw:layer="layout" svg:x1="17.308cm" svg:y1="22.4cm" svg:x2="24.78cm" svg:y2="16.5cm" draw:start-shape="id3" draw:start-glue-point="9" draw:end-shape="id9" draw:end-glue-point="6" svg:d="m17308 22400h3743v-5900h3729">
            <text:p/>
          </draw:connector>
          <draw:connector draw:style-name="gr3" draw:text-style-name="P1" draw:layer="layout" draw:type="line" svg:x1="6.599cm" svg:y1="19.666cm" svg:x2="6.6cm" svg:y2="21.1cm" draw:start-shape="id6" draw:end-shape="id4" draw:end-glue-point="5" svg:d="m6599 19666 1 1434">
            <text:p/>
          </draw:connector>
          <draw:connector draw:style-name="gr8" draw:text-style-name="P1" draw:layer="layout" svg:x1="2.999cm" svg:y1="16.066cm" svg:x2="17.7cm" svg:y2="32.8cm" draw:start-shape="id6" draw:start-glue-point="5" draw:end-shape="id13" svg:d="m2999 16066h-501v16734h15202">
            <text:p/>
          </draw:connector>
          <draw:connector draw:style-name="gr4" draw:text-style-name="P1" draw:layer="layout" draw:type="line" svg:x1="31.8cm" svg:y1="16.5cm" svg:x2="30.208cm" svg:y2="16.5cm" draw:start-shape="id11" draw:start-glue-point="5" draw:end-shape="id9" draw:end-glue-point="9" svg:d="m31800 16500h-1592">
            <text:p/>
          </draw:connector>
          <draw:connector draw:style-name="gr8" draw:text-style-name="P1" draw:layer="layout" svg:x1="39cm" svg:y1="16.5cm" svg:x2="23.7cm" svg:y2="32.8cm" draw:start-shape="id11" draw:start-glue-point="7" draw:end-shape="id13" draw:end-glue-point="7" svg:d="m39000 16500h502v16300h-15802">
            <text:p/>
          </draw:connector>
          <draw:frame draw:style-name="gr9" draw:text-style-name="P2" draw:layer="layout" svg:width="0.783cm" svg:height="0.962cm" svg:x="1.834cm" svg:y="15.082cm">
            <draw:text-box draw:corner-radius="1.4cm">
              <text:p text:style-name="P2">S</text:p>
            </draw:text-box>
          </draw:frame>
          <draw:frame draw:style-name="gr9" draw:text-style-name="P2" draw:layer="layout" svg:width="0.683cm" svg:height="0.962cm" svg:x="6.8cm" svg:y="19.638cm">
            <draw:text-box draw:corner-radius="4.598cm">
              <text:p text:style-name="P2">N</text:p>
            </draw:text-box>
          </draw:frame>
          <draw:frame draw:style-name="gr10" draw:text-style-name="P2" draw:layer="layout" svg:width="0.83cm" svg:height="1.014cm" svg:x="39.3cm" svg:y="15.5cm">
            <draw:text-box draw:corner-radius="19.898cm">
              <text:p text:style-name="P2">S</text:p>
            </draw:text-box>
          </draw:frame>
          <draw:frame draw:style-name="gr9" draw:text-style-name="P2" draw:layer="layout" svg:width="0.683cm" svg:height="0.962cm" svg:x="31.117cm" svg:y="15.638cm">
            <draw:text-box draw:corner-radius="12.928cm">
              <text:p text:style-name="P2">N</text:p>
            </draw:text-box>
          </draw:frame>
          <draw:custom-shape draw:style-name="gr11" draw:text-style-name="P3" xml:id="id12" draw:id="id12" draw:layer="layout" svg:width="6cm" svg:height="2.2cm" svg:x="17.5cm" svg:y="1.1cm">
            <text:p text:style-name="P3"><text:span text:style-name="T1">Início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12" draw:text-style-name="P5" xml:id="id5" draw:id="id5" draw:layer="layout" svg:width="6.7cm" svg:height="3cm" svg:x="3.2cm" svg:y="8cm">
            <text:p text:style-name="P4"><text:span text:style-name="T2">Inicializa</text:span></text:p>
            <text:p text:style-name="P4"><text:span text:style-name="T2">Reconhecedo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3" draw:text-style-name="P5" xml:id="id6" draw:id="id6" draw:layer="layout" svg:width="7.2cm" svg:height="7.2cm" svg:x="2.999cm" svg:y="12.466cm">
            <text:p text:style-name="P5"><text:span text:style-name="T3">Encerrar</text:span></text:p>
            <text:p text:style-name="P5"><text:span text:style-name="T3">Reconhecedor</text:span></text:p>
            <text:p text:style-name="P5"><text:span text:style-name="T3">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2" draw:text-style-name="P5" xml:id="id4" draw:id="id4" draw:layer="layout" svg:width="6.8cm" svg:height="2.8cm" svg:x="3.2cm" svg:y="21.1cm">
            <text:p text:style-name="P1"><text:span text:style-name="T4">Ler Entrada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2" draw:text-style-name="P5" xml:id="id1" draw:id="id1" draw:layer="layout" svg:width="6.7cm" svg:height="3cm" svg:x="3.258cm" svg:y="25.019cm">
            <text:p text:style-name="P4"><text:span text:style-name="T2">Decodificar</text:span></text:p>
            <text:p text:style-name="P4"><text:span text:style-name="T2">Entrada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5" xml:id="id3" draw:id="id3" draw:layer="layout" svg:width="6.8cm" svg:height="2.8cm" svg:x="11.2cm" svg:y="21cm">
            <text:p text:style-name="P1"><text:span text:style-name="T4">Enviar</text:span></text:p>
            <text:p text:style-name="P1"><text:span text:style-name="T4">Hipótese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2" draw:text-style-name="P5" xml:id="id2" draw:id="id2" draw:layer="layout" svg:width="6.7cm" svg:height="3cm" svg:x="11.3cm" svg:y="25cm">
            <text:p text:style-name="P4"><text:span text:style-name="T2">Obter</text:span></text:p>
            <text:p text:style-name="P4"><text:span text:style-name="T2">Hipótes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3" xml:id="id13" draw:id="id13" draw:layer="layout" svg:width="6cm" svg:height="2.2cm" svg:x="17.7cm" svg:y="31.7cm">
            <text:p text:style-name="P3"><text:span text:style-name="T1">Final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14" draw:text-style-name="P5" xml:id="id9" draw:id="id9" draw:layer="layout" svg:width="6.8cm" svg:height="2.8cm" svg:x="24.1cm" svg:y="15.1cm">
            <text:p text:style-name="P1"><text:span text:style-name="T4">Ler</text:span></text:p>
            <text:p text:style-name="P1"><text:span text:style-name="T4">Hipótese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4" draw:text-style-name="P5" xml:id="id11" draw:id="id11" draw:layer="layout" svg:width="7.2cm" svg:height="7.2cm" svg:x="31.8cm" svg:y="12.9cm">
            <text:p text:style-name="P5"><text:span text:style-name="T3">Encerrar</text:span></text:p>
            <text:p text:style-name="P5"><text:span text:style-name="T3">Executor</text:span></text:p>
            <text:p text:style-name="P5"><text:span text:style-name="T3">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4" draw:text-style-name="P5" xml:id="id7" draw:id="id7" draw:layer="layout" svg:width="6.7cm" svg:height="3cm" svg:x="24.2cm" svg:y="19.1cm">
            <text:p text:style-name="P4"><text:span text:style-name="T2">Decodificar</text:span></text:p>
            <text:p text:style-name="P4"><text:span text:style-name="T2">Comando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4" draw:text-style-name="P5" xml:id="id8" draw:id="id8" draw:layer="layout" svg:width="6.7cm" svg:height="3cm" svg:x="24.2cm" svg:y="23.1cm">
            <text:p text:style-name="P4"><text:span text:style-name="T2">Executar</text:span></text:p>
            <text:p text:style-name="P4"><text:span text:style-name="T2">Comando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4" draw:text-style-name="P5" xml:id="id10" draw:id="id10" draw:layer="layout" svg:width="6.7cm" svg:height="3cm" svg:x="32cm" svg:y="9cm">
            <text:p text:style-name="P4"><text:span text:style-name="T2">Inicializar</text:span></text:p>
            <text:p text:style-name="P4"><text:span text:style-name="T2">Executo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16:28:05</meta:creation-date>
    <dc:date>2012-06-07T14:42:55</dc:date>
    <meta:editing-duration>PT22M1S</meta:editing-duration>
    <meta:editing-cycles>7</meta:editing-cycles>
    <meta:generator>LibreOffice/3.5$MacOSX_x86 LibreOffice_project/235ab8a-3802056-4a8fed3-2d66ea8-e241b80</meta:generator>
    <meta:document-statistic meta:object-count="37"/>
  </office:meta>
</office:document-meta>
</file>